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09T16:48:04</dc:date>
    <meta:editing-duration>PT15H27M55S</meta:editing-duration>
    <meta:editing-cycles>323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7" meta:word-count="143" meta:character-count="1664" meta:non-whitespace-character-count="1404"/>
  </office:meta>
</office:document-meta>
</file>